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a149" officeooo:paragraph-rsid="0006a14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6a149" officeooo:paragraph-rsid="0006a14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6f556" officeooo:paragraph-rsid="0006a14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6f556" officeooo:paragraph-rsid="0006f55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6f556" officeooo:paragraph-rsid="0008aa1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8aa11" officeooo:paragraph-rsid="0008aa1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8pt" fo:font-weight="bold" officeooo:rsid="0008aa11" officeooo:paragraph-rsid="0008aa11" style:font-size-asian="18pt" style:font-weight-asian="bold" style:font-size-complex="18pt" style:font-weight-complex="bold"/>
    </style:style>
    <style:style style:name="P8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9" style:family="paragraph" style:parent-style-name="Standard">
      <style:paragraph-properties fo:text-align="start" style:justify-single-word="false"/>
      <style:text-properties fo:color="#6a9955" style:font-name="Droid Sans Mono" fo:font-size="10.5pt" fo:font-weight="normal" officeooo:rsid="0008aa11" officeooo:paragraph-rsid="0008aa11" fo:background-color="#1f1f1f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fo:text-align="center" style:justify-single-word="false"/>
      <style:text-properties fo:color="#ff0000" fo:font-size="18pt" fo:font-weight="bold" officeooo:rsid="0006a149" officeooo:paragraph-rsid="0006a14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fo:font-size="18pt" fo:font-weight="bold" officeooo:rsid="0008aa11" officeooo:paragraph-rsid="0008aa1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8d1d75" fo:font-size="18pt" fo:font-weight="bold" officeooo:rsid="0006f556" officeooo:paragraph-rsid="0006f55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8d1d75" fo:font-size="18pt" fo:font-weight="bold" officeooo:rsid="0006a149" officeooo:paragraph-rsid="0006a14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d1d75" fo:font-size="18pt" fo:font-weight="bold" officeooo:rsid="0008aa11" officeooo:paragraph-rsid="0008aa1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officeooo:rsid="0006f556"/>
    </style:style>
    <style:style style:name="T2" style:family="text">
      <style:text-properties officeooo:rsid="0008aa11"/>
    </style:style>
    <style:style style:name="T3" style:family="text">
      <style:text-properties fo:color="#00a933"/>
    </style:style>
    <style:style style:name="T4" style:family="text">
      <style:text-properties fo:color="#ff0000"/>
    </style:style>
    <style:style style:name="T5" style:family="text">
      <style:text-properties fo:color="#ff0000" officeooo:rsid="0006f556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fo:color="#569cd6"/>
    </style:style>
    <style:style style:name="T9" style:family="text">
      <style:text-properties fo: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all ROS1 on Ubunto 20.4 Using Bash file</text:p>
      <text:p text:style-name="P1"/>
      <text:p text:style-name="P1"/>
      <text:p text:style-name="P4">1-open the terminal </text:p>
      <text:p text:style-name="P4"><text:s/></text:p>
      <text:p text:style-name="P4">2- go to the desktop </text:p>
      <text:p text:style-name="P4"/>
      <text:p text:style-name="P14">cd Desktop </text:p>
      <text:p text:style-name="P4"/>
      <text:p text:style-name="P2"><text:span text:style-name="T1">3-</text:span>Create Folder on <text:span text:style-name="T1">the </text:span>D<text:span text:style-name="T1">e</text:span>sktop </text:p>
      <text:p text:style-name="P3"/>
      <text:p text:style-name="P15">mkdir ROS</text:p>
      <text:p text:style-name="P2"/>
      <text:p text:style-name="P4">4- go inside the folder </text:p>
      <text:p text:style-name="P4"/>
      <text:p text:style-name="P14">cd ROS</text:p>
      <text:p text:style-name="P4"/>
      <text:p text:style-name="P4">5- Create bash file </text:p>
      <text:p text:style-name="P4"/>
      <text:p text:style-name="P14">touch ROS_installation.sh</text:p>
      <text:p text:style-name="P4"/>
      <text:p text:style-name="P4">6- change the permission to make the executable file </text:p>
      <text:p text:style-name="P4"/>
      <text:p text:style-name="P14">chmod 744 ROS_installation.sh </text:p>
      <text:p text:style-name="P4"/>
      <text:p text:style-name="P5">7-make sure the file is executable </text:p>
      <text:p text:style-name="P5"/>
      <text:p text:style-name="P16">ls -la</text:p>
      <text:p text:style-name="P5"/>
      <text:p text:style-name="P5">( the color <text:span text:style-name="T2">of the file </text:span>has to be <text:span text:style-name="T3">green</text:span>!)</text:p>
      <text:p text:style-name="P5"/>
      <text:p text:style-name="P6">8-then open VS code and open the folder called <text:span text:style-name="T4">ROS</text:span> and then open the file <text:span text:style-name="T5">ROS_installation.sh</text:span></text:p>
      <text:p text:style-name="P6"><text:span text:style-name="T5"/></text:p>
      <text:p text:style-name="P7"><text:soft-page-break/>9- then just copy the code and paste it in the file using VS code :</text:p>
      <text:p text:style-name="P9">#! /usr/bin/bash</text:p>
      <text:p text:style-name="P11"/>
      <text:p text:style-name="P8"><text:span text:style-name="T6">sudo</text:span> <text:span text:style-name="T7">sh</text:span> <text:span text:style-name="T8">-c</text:span> <text:span text:style-name="T7">'echo "deb http://packages.ros.org/ros/ubuntu $(lsb_release -sc) main" &gt;</text:span></text:p>
      <text:p text:style-name="P10">/etc/apt/sources.list.d/ros-latest.list'</text:p>
      <text:p text:style-name="P11"/>
      <text:p text:style-name="P8"><text:span text:style-name="T6">sudo</text:span> <text:span text:style-name="T7">apt</text:span> <text:span text:style-name="T7">install</text:span> <text:span text:style-name="T7">curl</text:span></text:p>
      <text:p text:style-name="P11"/>
      <text:p text:style-name="P8"><text:span text:style-name="T6">curl</text:span> <text:span text:style-name="T8">-s</text:span> <text:span text:style-name="T7">https://raw.githubusercontent.com/ros/rosdistro/master/ros.asc</text:span> <text:span text:style-name="T9">|</text:span> <text:span text:style-name="T6">sudo</text:span> <text:span text:style-name="T7">apt-key</text:span> <text:span text:style-name="T7">add</text:span> <text:span text:style-name="T7">-</text:span></text:p>
      <text:p text:style-name="P11"/>
      <text:p text:style-name="P8"><text:span text:style-name="T6">sudo</text:span> <text:span text:style-name="T7">apt</text:span> <text:span text:style-name="T7">update</text:span></text:p>
      <text:p text:style-name="P11"/>
      <text:p text:style-name="P8"><text:span text:style-name="T6">sudo</text:span> <text:span text:style-name="T7">apt</text:span> <text:span text:style-name="T7">install</text:span> <text:span text:style-name="T7">ros-noetic-desktop-full</text:span></text:p>
      <text:p text:style-name="P11"/>
      <text:p text:style-name="P8"><text:span text:style-name="T6">echo</text:span> <text:span text:style-name="T7">"source /opt/ros/noetic/setup.bash"</text:span> <text:span text:style-name="T9">&gt;&gt;</text:span> <text:span text:style-name="T7">~/.bashrc</text:span></text:p>
      <text:p text:style-name="P11"/>
      <text:p text:style-name="P8"><text:span text:style-name="T6">source</text:span> <text:span text:style-name="T7">~/.bashrc</text:span></text:p>
      <text:p text:style-name="P11"/>
      <text:p text:style-name="P8"><text:span text:style-name="T6">source</text:span> <text:span text:style-name="T7">/opt/ros/noetic/setup.bash</text:span></text:p>
      <text:p text:style-name="P11"/>
      <text:p text:style-name="P8"><text:span text:style-name="T6">sudo</text:span> <text:span text:style-name="T7">apt</text:span> <text:span text:style-name="T7">install</text:span> <text:span text:style-name="T7">python3-rosdep</text:span> <text:span text:style-name="T7">python3-rosinstall</text:span> <text:span text:style-name="T7">python3-rosinstall-generator</text:span> <text:span text:style-name="T7">python3-wstool</text:span> <text:span text:style-name="T7">build-essential</text:span></text:p>
      <text:p text:style-name="P11"/>
      <text:p text:style-name="P8"><text:span text:style-name="T6">sudo</text:span> <text:span text:style-name="T7">apt</text:span> <text:span text:style-name="T7">install</text:span> <text:span text:style-name="T7">python3-rosdep</text:span></text:p>
      <text:p text:style-name="P11"/>
      <text:p text:style-name="P8"><text:span text:style-name="T6">sudo</text:span> <text:span text:style-name="T7">apt</text:span> <text:span text:style-name="T7">install</text:span> <text:span text:style-name="T7">python3-roslaunch</text:span></text:p>
      <text:p text:style-name="P18"/>
      <text:p text:style-name="P8"><text:span text:style-name="T6">sudo</text:span> <text:span text:style-name="T7">rosdep</text:span> <text:span text:style-name="T7">init</text:span></text:p>
      <text:p text:style-name="P11"/>
      <text:p text:style-name="P8"><text:span text:style-name="T6">rosdep</text:span> <text:span text:style-name="T7">update</text:span></text:p>
      <text:p text:style-name="P17"/>
      <text:p text:style-name="P7">10- now you can run the file !! open the terminal and write this : </text:p>
      <text:p text:style-name="P7"/>
      <text:p text:style-name="P16">./ROS_installation.sh </text:p>
      <text:p text:style-name="P7"/>
      <text:p text:style-name="P7">11- finally you can make sure that the ROS1 is ready by write this in the terminal : </text:p>
      <text:p text:style-name="P7"/>
      <text:p text:style-name="P16">printenv | grep ROS</text:p>
      <text:p text:style-name="P7"/>
      <text:p text:style-name="P13">Created by Abdulrahman Alrashidi …. THANK YOU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05:39:20.519600295</meta:creation-date>
    <dc:date>2023-07-04T06:24:22.166786855</dc:date>
    <meta:editing-duration>PT9M50S</meta:editing-duration>
    <meta:editing-cycles>1</meta:editing-cycles>
    <meta:document-statistic meta:table-count="0" meta:image-count="0" meta:object-count="0" meta:page-count="2" meta:paragraph-count="38" meta:word-count="207" meta:character-count="1387" meta:non-whitespace-character-count="1203"/>
    <meta:generator>LibreOffice/6.4.7.2$Linux_X86_64 LibreOffice_project/40$Build-2</meta:generator>
  </office:meta>
</office:document-meta>
</file>